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5.3cm" svg:x="3.8cm" svg:y="4.2cm">
          <text:p text:style-name="P1">Clock=10</text:p>
          <text:p text:style-name="P1">CS=1</text:p>
          <text:p text:style-name="P1">Do=0</text:p>
          <text:p text:style-name="P1">Reset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2cm" svg:height="5cm" svg:x="10.9cm" svg:y="9.6cm">
          <text:p text:style-name="P1">Do=Din</text:p>
          <text:p text:style-name="P1">Clock-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3.95cm" svg:height="2.494cm" draw:transform="rotate (-0.219038821125288) translate (9.13683340232952cm 6.5107954629941cm)" svg:viewBox="0 0 3951 2495" svg:d="M0 27c657-132 1269 249 1823 551 586 319 1056 781 1503 1259l468 428 157 230">
          <text:p/>
        </draw:path>
        <draw:frame draw:style-name="gr3" draw:layer="layout" svg:width="2.106cm" svg:height="0.962cm" svg:x="11.4cm" svg:y="7cm">
          <draw:text-box>
            <text:p>CS=0</text:p>
          </draw:text-box>
        </draw:frame>
        <draw:path draw:style-name="gr2" draw:text-style-name="P1" draw:layer="layout" svg:width="4.034cm" svg:height="3.735cm" draw:transform="rotate (-2.9225538324645) translate (5.96058200628989cm 6.42700493850682cm)" svg:viewBox="0 0 4035 3736" svg:d="M2274 22c578-104 1194 174 1503 653 329 509 240 1134 258 1706 21 666-594 1207-1199 1327-573 113-1141-144-1683-321l-461-316-444-630-248-321">
          <text:p/>
        </draw:path>
        <draw:line draw:style-name="gr4" draw:text-style-name="P1" draw:layer="layout" svg:x1="5.2cm" svg:y1="4.1cm" svg:x2="5.6cm" svg:y2="4.5cm">
          <text:p/>
        </draw:line>
        <draw:line draw:style-name="gr4" draw:text-style-name="P1" draw:layer="layout" svg:x1="12.3cm" svg:y1="9.5cm" svg:x2="12.5cm" svg:y2="9.9cm">
          <text:p/>
        </draw:line>
        <draw:frame draw:style-name="gr3" draw:layer="layout" svg:width="2.881cm" svg:height="0.962cm" svg:x="2.5cm" svg:y="2.4cm">
          <draw:text-box>
            <text:p>Reset=1</text:p>
          </draw:text-box>
        </draw:frame>
        <draw:custom-shape draw:style-name="gr1" draw:text-style-name="P1" draw:layer="layout" svg:width="5.5cm" svg:height="5.5cm" svg:x="9.1cm" svg:y="17.4cm">
          <text:p text:style-name="P1"/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344cm" svg:height="2.138cm" draw:transform="rotate (-1.19066361571053) translate (14.7971712691286cm 14.3145363338407cm)" svg:viewBox="0 0 4345 2139" svg:d="M0 12c578-86 1083 312 1638 375 578 67 1071 293 1474 645l424 337 405 386 404 384">
          <text:p/>
        </draw:path>
        <draw:path draw:style-name="gr2" draw:text-style-name="P1" draw:layer="layout" svg:width="4.818cm" svg:height="4.513cm" draw:transform="rotate (0.785398163397448) translate (13.7485cm 10.2725cm)" svg:viewBox="0 0 4819 4514" svg:d="M880 0c746 92 1523 16 2238 257 531 179 1095 487 1358 990 311 595 492 1369 183 2017-245 514-756 850-1247 1102-659 338-1423 19-2091-185-551-168-999-564-1321-1027">
          <text:p/>
        </draw:path>
        <draw:line draw:style-name="gr4" draw:text-style-name="P1" draw:layer="layout" svg:x1="16.4cm" svg:y1="12.6cm" svg:x2="16cm" svg:y2="12.6cm">
          <text:p/>
        </draw:line>
        <draw:frame draw:style-name="gr3" draw:layer="layout" svg:width="2.809cm" svg:height="0.962cm" svg:x="16.391cm" svg:y="7.1cm">
          <draw:text-box>
            <text:p>Clock=0</text:p>
          </draw:text-box>
        </draw:frame>
        <draw:path draw:style-name="gr2" draw:text-style-name="P1" draw:layer="layout" svg:width="0.533cm" svg:height="-0.001cm" draw:transform="rotate (-2.07711634279845) translate (18.507cm 7.323cm)" svg:viewBox="0 0 534 0" svg:d="M0 0h534">
          <text:p/>
        </draw:path>
        <draw:frame draw:style-name="gr3" draw:layer="layout" svg:width="2.809cm" svg:height="0.962cm" svg:x="15.392cm" svg:y="15.6cm">
          <draw:text-box>
            <text:p>Clock=0</text:p>
          </draw:text-box>
        </draw:frame>
        <draw:line draw:style-name="gr4" draw:text-style-name="P1" draw:layer="layout" svg:x1="14.6cm" svg:y1="18.6cm" svg:x2="14.4cm" svg:y2="1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4T23:26:20.394880570</meta:creation-date>
    <dc:date>2017-09-24T23:59:05.901284511</dc:date>
    <meta:editing-duration>PT16M5S</meta:editing-duration>
    <meta:editing-cycles>1</meta:editing-cycles>
    <meta:document-statistic meta:object-count="16"/>
    <meta:generator>LibreOffice/4.2.8.2$Linux_X86_64 LibreOffice_project/420m0$Build-2</meta:generator>
  </office:meta>
</office:document-meta>
</file>